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">
      <style:table-cell-properties fo:padding="0.071cm"/>
      <style:text-properties style:font-name="Arial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hiftAmount</text:p>
          </table:table-cell>
          <table:table-cell table:style-name="ce1" office:value-type="string" calcext:value-type="string">
            <text:p>BITLSHIFT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BITLSHIFT([.A2]; [.B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2" table:formula="of:=BITLSHIFT([.A3]; [.B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BITLSHIFT([.A4]; [.B4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3" calcext:value-type="float">
            <text:p>3</text:p>
          </table:table-cell>
          <table:table-cell table:style-name="ce2" table:formula="of:=BITLSHIFT([.A5]; [.B5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BITLSHIFT([.A6]; [.B6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2" table:formula="of:=BITLSHIFT([.A7]; [.B7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6" calcext:value-type="float">
            <text:p>6</text:p>
          </table:table-cell>
          <table:table-cell table:style-name="ce2" table:formula="of:=BITLSHIFT([.A8]; [.B8])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7" calcext:value-type="float">
            <text:p>7</text:p>
          </table:table-cell>
          <table:table-cell table:style-name="ce2" table:formula="of:=BITLSHIFT([.A9]; [.B9])" office:value-type="float" office:value="896" calcext:value-type="float">
            <text:p>896</text:p>
          </table:table-cell>
          <table:table-cell table:number-columns-repeated="102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BITLSHIFT([.A10]; [.B10])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9" calcext:value-type="float">
            <text:p>9</text:p>
          </table:table-cell>
          <table:table-cell table:style-name="ce2" table:formula="of:=BITLSHIFT([.A11]; [.B11])" office:value-type="float" office:value="4608" calcext:value-type="float">
            <text:p>4608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BITLSHIFT([.A12]; [.B12])" office:value-type="float" office:value="10240" calcext:value-type="float">
            <text:p>1024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1" calcext:value-type="float">
            <text:p>11</text:p>
          </table:table-cell>
          <table:table-cell table:style-name="ce2" table:formula="of:=BITLSHIFT([.A13]; [.B13])" office:value-type="float" office:value="22528" calcext:value-type="float">
            <text:p>22528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12" calcext:value-type="float">
            <text:p>12</text:p>
          </table:table-cell>
          <table:table-cell table:style-name="ce2" table:formula="of:=BITLSHIFT([.A14]; [.B14])" office:value-type="float" office:value="49152" calcext:value-type="float">
            <text:p>49152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3" calcext:value-type="float">
            <text:p>13</text:p>
          </table:table-cell>
          <table:table-cell table:style-name="ce2" table:formula="of:=BITLSHIFT([.A15]; [.B15])" office:value-type="float" office:value="106496" calcext:value-type="float">
            <text:p>106496</text:p>
          </table:table-cell>
          <table:table-cell table:number-columns-repeated="102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BITLSHIFT([.A16]; [.B16])" office:value-type="float" office:value="229376" calcext:value-type="float">
            <text:p>229376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5" calcext:value-type="float">
            <text:p>15</text:p>
          </table:table-cell>
          <table:table-cell table:style-name="ce2" table:formula="of:=BITLSHIFT([.A17]; [.B17])" office:value-type="float" office:value="491520" calcext:value-type="float">
            <text:p>491520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16" calcext:value-type="float">
            <text:p>16</text:p>
          </table:table-cell>
          <table:table-cell table:style-name="ce2" table:formula="of:=BITLSHIFT([.A18]; [.B18])" office:value-type="float" office:value="1048576" calcext:value-type="float">
            <text:p>1048576</text:p>
          </table:table-cell>
          <table:table-cell table:number-columns-repeated="102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-3" calcext:value-type="float">
            <text:p>-3</text:p>
          </table:table-cell>
          <table:table-cell table:style-name="ce2" table:formula="of:=BITLSHIFT([.A19]; [.B1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formula="of:=BITLSHIFT([.A20]; [.B2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BITLSHIFT([.A21]; [.B2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92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1-08T09:15:58.850000000</dc:date>
    <meta:editing-duration>PT48M47S</meta:editing-duration>
    <meta:editing-cycles>14</meta:editing-cycles>
    <meta:document-statistic meta:table-count="1" meta:cell-count="63" meta:object-count="0"/>
  </office:meta>
</office:document-meta>
</file>